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c3063" officeooo:paragraph-rsid="000c3063" style:font-size-asian="20pt" style:font-size-complex="20pt"/>
    </style:style>
    <style:style style:name="P2" style:family="paragraph" style:parent-style-name="Standard">
      <style:paragraph-properties fo:text-align="start" style:justify-single-word="false"/>
      <style:text-properties fo:font-size="13pt" officeooo:rsid="000de892" officeooo:paragraph-rsid="000de892" style:font-size-asian="11.3500003814697pt" style:font-size-complex="13pt"/>
    </style:style>
    <style:style style:name="P3" style:family="paragraph" style:parent-style-name="Standard">
      <style:paragraph-properties fo:text-align="start" style:justify-single-word="false"/>
      <style:text-properties fo:font-size="13pt" officeooo:rsid="001047c1" officeooo:paragraph-rsid="001047c1" style:font-size-asian="11.3500003814697pt" style:font-size-complex="13pt"/>
    </style:style>
    <style:style style:name="P4" style:family="paragraph" style:parent-style-name="Standard">
      <style:paragraph-properties fo:text-align="start" style:justify-single-word="false"/>
      <style:text-properties fo:font-size="13pt" officeooo:rsid="001047c1" officeooo:paragraph-rsid="00109525" style:font-size-asian="11.3500003814697pt" style:font-size-complex="13pt"/>
    </style:style>
    <style:style style:name="P5" style:family="paragraph" style:parent-style-name="Standard">
      <style:paragraph-properties fo:text-align="start" style:justify-single-word="false"/>
      <style:text-properties fo:font-size="13pt" officeooo:rsid="0010d81a" officeooo:paragraph-rsid="0010d81a" style:font-size-asian="11.3500003814697pt" style:font-size-complex="13pt"/>
    </style:style>
    <style:style style:name="P6" style:family="paragraph" style:parent-style-name="Standard">
      <style:paragraph-properties fo:text-align="start" style:justify-single-word="false"/>
      <style:text-properties fo:font-size="13pt" officeooo:rsid="0011a7b8" officeooo:paragraph-rsid="0011a7b8" style:font-size-asian="11.3500003814697pt" style:font-size-complex="13pt"/>
    </style:style>
    <style:style style:name="P7" style:family="paragraph" style:parent-style-name="Standard">
      <style:paragraph-properties fo:text-align="start" style:justify-single-word="false"/>
      <style:text-properties fo:font-size="13pt" officeooo:rsid="0012e96d" officeooo:paragraph-rsid="0012e96d" style:font-size-asian="11.3500003814697pt" style:font-size-complex="13pt"/>
    </style:style>
    <style:style style:name="P8" style:family="paragraph" style:parent-style-name="Standard">
      <style:paragraph-properties fo:text-align="start" style:justify-single-word="false"/>
      <style:text-properties officeooo:paragraph-rsid="0012e96d"/>
    </style:style>
    <style:style style:name="P9" style:family="paragraph" style:parent-style-name="Standard">
      <style:paragraph-properties fo:text-align="start" style:justify-single-word="false"/>
      <style:text-properties officeooo:paragraph-rsid="001a4440"/>
    </style:style>
    <style:style style:name="P10" style:family="paragraph" style:parent-style-name="Standard">
      <style:paragraph-properties fo:text-align="start" style:justify-single-word="false"/>
      <style:text-properties officeooo:paragraph-rsid="000de892"/>
    </style:style>
    <style:style style:name="P11" style:family="paragraph" style:parent-style-name="Standard">
      <style:paragraph-properties fo:text-align="start" style:justify-single-word="false"/>
      <style:text-properties officeooo:rsid="001a4440" officeooo:paragraph-rsid="001a4440"/>
    </style:style>
    <style:style style:name="P12" style:family="paragraph" style:parent-style-name="Standard">
      <style:paragraph-properties fo:text-align="center" style:justify-single-word="false"/>
      <style:text-properties fo:font-size="20pt" officeooo:rsid="000c3063" officeooo:paragraph-rsid="000c3063" style:font-size-asian="20pt" style:font-size-complex="20pt"/>
    </style:style>
    <style:style style:name="P13" style:family="paragraph" style:parent-style-name="Standard">
      <style:paragraph-properties fo:text-align="start" style:justify-single-word="false"/>
      <style:text-properties fo:font-size="13pt" officeooo:rsid="000de892" officeooo:paragraph-rsid="000de892" style:font-size-asian="11.3500003814697pt" style:font-size-complex="13pt"/>
    </style:style>
    <style:style style:name="P14" style:family="paragraph" style:parent-style-name="Standard">
      <style:paragraph-properties fo:text-align="start" style:justify-single-word="false"/>
      <style:text-properties fo:font-size="13pt" officeooo:rsid="000c3063" officeooo:paragraph-rsid="000c3063" style:font-size-asian="11.3500003814697pt" style:font-size-complex="13pt"/>
    </style:style>
    <style:style style:name="P15" style:family="paragraph" style:parent-style-name="Standard">
      <style:paragraph-properties fo:text-align="start" style:justify-single-word="false"/>
      <style:text-properties fo:font-size="13pt" officeooo:rsid="000c3063" officeooo:paragraph-rsid="0011a7b8" style:font-size-asian="11.3500003814697pt" style:font-size-complex="13pt"/>
    </style:style>
    <style:style style:name="P16" style:family="paragraph" style:parent-style-name="Standard">
      <style:paragraph-properties fo:text-align="start" style:justify-single-word="false"/>
      <style:text-properties fo:font-size="13pt" officeooo:rsid="001047c1" officeooo:paragraph-rsid="00109525" style:font-size-asian="11.3500003814697pt" style:font-size-complex="13pt"/>
    </style:style>
    <style:style style:name="P17" style:family="paragraph" style:parent-style-name="Standard">
      <style:paragraph-properties fo:text-align="start" style:justify-single-word="false"/>
      <style:text-properties fo:font-size="13pt" officeooo:rsid="0011a7b8" officeooo:paragraph-rsid="0011a7b8" style:font-size-asian="11.3500003814697pt" style:font-size-complex="13pt"/>
    </style:style>
    <style:style style:name="T1" style:family="text">
      <style:text-properties officeooo:rsid="000de892"/>
    </style:style>
    <style:style style:name="T2" style:family="text">
      <style:text-properties officeooo:rsid="000fdc19"/>
    </style:style>
    <style:style style:name="T3" style:family="text">
      <style:text-properties fo:font-size="13pt" style:font-size-asian="11.3500003814697pt" style:font-size-complex="13pt"/>
    </style:style>
    <style:style style:name="T4" style:family="text">
      <style:text-properties fo:font-size="13pt" officeooo:rsid="000de892" style:font-size-asian="11.3500003814697pt" style:font-size-complex="13pt"/>
    </style:style>
    <style:style style:name="T5" style:family="text">
      <style:text-properties fo:font-size="13pt" officeooo:rsid="001047c1" style:font-size-asian="11.3500003814697pt" style:font-size-complex="13pt"/>
    </style:style>
    <style:style style:name="T6" style:family="text">
      <style:text-properties fo:font-size="13pt" officeooo:rsid="0012e96d" style:font-size-asian="11.3500003814697pt" style:font-size-complex="13pt"/>
    </style:style>
    <style:style style:name="T7" style:family="text">
      <style:text-properties fo:font-size="13pt" officeooo:rsid="0013bcd2" style:font-size-asian="11.3500003814697pt" style:font-size-complex="13pt"/>
    </style:style>
    <style:style style:name="T8" style:family="text">
      <style:text-properties fo:font-size="13pt" officeooo:rsid="001a4440" style:font-size-asian="11.3500003814697pt" style:font-size-complex="13pt"/>
    </style:style>
    <style:style style:name="T9" style:family="text">
      <style:text-properties fo:font-size="13pt" officeooo:rsid="001c1a83" style:font-size-asian="11.3500003814697pt" style:font-size-complex="13pt"/>
    </style:style>
    <style:style style:name="T10" style:family="text">
      <style:text-properties fo:font-size="13pt" officeooo:rsid="001c8021" style:font-size-asian="11.3500003814697pt" style:font-size-complex="13pt"/>
    </style:style>
    <style:style style:name="T11" style:family="text">
      <style:text-properties fo:font-size="13pt" officeooo:rsid="001e78e8" style:font-size-asian="11.3500003814697pt" style:font-size-complex="13pt"/>
    </style:style>
    <style:style style:name="T12" style:family="text">
      <style:text-properties fo:font-size="13pt" officeooo:rsid="001ffa0e" style:font-size-asian="11.3500003814697pt" style:font-size-complex="13pt"/>
    </style:style>
    <style:style style:name="T13" style:family="text">
      <style:text-properties fo:font-size="13pt" officeooo:rsid="0021a162" style:font-size-asian="11.3500003814697pt" style:font-size-complex="13pt"/>
    </style:style>
    <style:style style:name="T14" style:family="text">
      <style:text-properties officeooo:rsid="00109525"/>
    </style:style>
    <style:style style:name="T15" style:family="text">
      <style:text-properties officeooo:rsid="0010d81a"/>
    </style:style>
    <style:style style:name="T16" style:family="text">
      <style:text-properties officeooo:rsid="0011a7b8"/>
    </style:style>
    <style:style style:name="T17" style:family="text">
      <style:text-properties officeooo:rsid="0012e96d"/>
    </style:style>
    <style:style style:name="T18" style:family="text">
      <style:text-properties officeooo:rsid="0013bc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on Examples</text:p>
      <text:p text:style-name="P1"/>
      <text:p text:style-name="P1"/>
      <text:p text:style-name="P2">Description of functionality:</text:p>
      <text:p text:style-name="P14"/>
      <text:p text:style-name="P15"><text:span text:style-name="T16">Somebody finds a lost item at a concert and wants to return it to the owner or loses something at an event and wishes to get it back. The homepage of LOOF <text:s/>(L for lost and F for found) displays a list of found and lost items at a number of events. Said person can search for the item he has found or lost in the search bar and try to find it in the list or add a new item to the list. If the user wants to add a new item to the list he/she has to sign</text:span> into<text:span text:style-name="T15"> LOOF</text:span>, click on the “New +” button and a form to be filled pops up <text:span text:style-name="T1">where the user selects if he or she has found or lost the item</text:span>. It is mandatory to fill in the summary of the post about the found item as well as choose one of the listed events at which the wallet was found and <text:span text:style-name="T1">enter </text:span>an email <text:span text:style-name="T1">address. The user can give their phone number as an additional contact method, write a description for the lost item and upload pictures of the item. After all the information Is filled, the user needs to click on the “save” button and the item is added to the list of lost or found items in the home page.</text:span></text:p>
      <text:p text:style-name="P14"/>
      <text:p text:style-name="P14"/>
      <text:p text:style-name="P10"><text:span text:style-name="T4">Case 1: A lost p</text:span><text:span text:style-name="T5">hone</text:span><text:span text:style-name="T4"> is found </text:span><text:span text:style-name="T5">by Jessica</text:span></text:p>
      <text:p text:style-name="P2"/>
      <text:p text:style-name="P2">Jessica visits <text:span text:style-name="T2">a metal concert and finds a phone next to a trash bin. She visits LOOF, registers with her email and chooses a password. She then clicks on the “New +” button and selects “FOUND”, writes “Found lost uPhone XS Max Pro Plus Definitive Founders Edition” <text:s/>as the summary selects “ Woodalica” from the event drop down option and gives her email address as a contact. She is too lazy to bother and fill out the description or take a few photos of the item. The next day she is contacted by someone named John who tells her the phone is his and they discuss how to give him his phone back.</text:span></text:p>
      <text:p text:style-name="P2"/>
      <text:p text:style-name="P2"/>
      <text:p text:style-name="P3">Case 2: Bobby loses his wallet</text:p>
      <text:p text:style-name="P3"/>
      <text:p text:style-name="P4">Bobby visits a music festival and forgets his wallet on the counter after he buys one last beer before he goes home. On the next day Bobby cannot find his wallet and visits LOOF. <text:span text:style-name="T14">He fills in the mandatory data and describes what his wallet looks like, writes down what kind of credit cards and how much money was in the wallet. Since Bobby doesn’t have a photo of his wallet, so he looks for a similar model and uploads a photo of a wallet he found in “Amazoon” <text:s/>which fits his description. The next day someone calls him and tells Bobby that he found his wallet and they discuss where to meet.</text:span></text:p>
      <text:p text:style-name="P4"/>
      <text:p text:style-name="P4"/>
      <text:p text:style-name="P5">Case 3: <text:span text:style-name="T17">Jason loses his favorite vest</text:span></text:p>
      <text:p text:style-name="P5"/>
      <text:p text:style-name="P6">Jason lost his vest at a concert and can’t find it. The day after he visits “LOOF” and types Blue Vest in the search bar. <text:span text:style-name="T17">A photo of a blue vest similar to his pops up on top of the list which was found at the concert Jason had visited and Jason calls the given phone number in order to try and get his vest back.</text:span></text:p>
      <text:p text:style-name="P6"><text:soft-page-break/></text:p>
      <text:p text:style-name="P6"/>
      <text:p text:style-name="P7">Case 4: Linda finds <text:span text:style-name="T18">bag</text:span></text:p>
      <text:p text:style-name="P7"/>
      <text:p text:style-name="P8"><text:span text:style-name="T6">Linda </text:span><text:span text:style-name="T7">finds a “Vui Luitton” bag at a “Boon Joovi” concert and decides to visit LOOF in case someone has his or her “Vui Luitton” bag. She finds a post which describes the contents of the bag and they match with the items in the bag Linda found and she is convinced the person is the owner, so she emails him/her in order to give them their bag back. </text:span></text:p>
      <text:p text:style-name="P8"><text:span text:style-name="T7"/></text:p>
      <text:p text:style-name="P8"><text:span text:style-name="T7"/></text:p>
      <text:p text:style-name="P11"><text:span text:style-name="T7">Q</text:span><text:span text:style-name="T3">uestions and Answers:</text:span></text:p>
      <text:p text:style-name="P9"><text:span text:style-name="T7">• <text:s/></text:span><text:span text:style-name="T8">Is it useful or necessary to use a registration in your example situations?</text:span></text:p>
      <text:p text:style-name="P9"><text:span text:style-name="T8">- </text:span><text:span text:style-name="T9">In our examples a registration is required in order for the posts to be deleted </text:span><text:span text:style-name="T10">or else the lists would be filled with old posts which have to be deleted when they time out, making it harder to find the exact item one is searching for.</text:span></text:p>
      <text:p text:style-name="P9"><text:span text:style-name="T7"/></text:p>
      <text:p text:style-name="P9"><text:span text:style-name="T7"><text:s/>• </text:span><text:span text:style-name="T9">Should the communication between seeker and finder take place in your application or should it take place externally? Which pros and cons are there to your approach.</text:span></text:p>
      <text:p text:style-name="P9"><text:span text:style-name="T9">- </text:span><text:span text:style-name="T10">In our implementation the communication takes place externally. </text:span><text:span text:style-name="T11">The pros are that that the app becomes more light weight and its complexity is kept low. The only con is that the user cannot encapsulate the whole experience inside of the application and has to use external call and messaging systems.</text:span></text:p>
      <text:p text:style-name="P9"><text:span text:style-name="T7"/></text:p>
      <text:p text:style-name="P9"><text:span text:style-name="T7">• </text:span><text:span text:style-name="T8">How can users be supported during the input of the data? How are false inputs avoided?</text:span></text:p>
      <text:p text:style-name="P9"><text:span text:style-name="T8">- </text:span><text:span text:style-name="T11">It is important to write down the correct event so we made that option into a drop down with all the registered events in order to avoid entries of events which do not exist.</text:span></text:p>
      <text:p text:style-name="P9"><text:span text:style-name="T7"/></text:p>
      <text:p text:style-name="P9"><text:span text:style-name="T7">• <text:s/></text:span><text:span text:style-name="T8">What information is especially important for the user and how is its meaning represented in the system?</text:span></text:p>
      <text:p text:style-name="P9"><text:span text:style-name="T8">- </text:span><text:span text:style-name="T11">It is especially important to leave a summary of the item in question in order for the other users to know quickly find items through the search bar. Of course it is also very important to know exactly during which event the item was lost and how to contact the person who listed the item. </text:span><text:span text:style-name="T12">For these exact reasons LOOF makes in mandatory to fill in these three things.</text:span></text:p>
      <text:p text:style-name="P9"><text:span text:style-name="T7"/></text:p>
      <text:p text:style-name="P9"><text:span text:style-name="T7"><text:s/>•</text:span><text:span text:style-name="T8">Which search/filter/sort functions are necessary or helpful?</text:span></text:p>
      <text:p text:style-name="P9"><text:span text:style-name="T8">- </text:span><text:span text:style-name="T12">All of the given search/filter/sort functions are helpful. </text:span><text:span text:style-name="T13">It is necessary to have the event filter in order to not have to look through items from other events as it would not make much sen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5T13:04:14.121597501</meta:creation-date>
    <dc:date>2019-12-15T15:46:38.023375844</dc:date>
    <meta:editing-duration>PT18M59S</meta:editing-duration>
    <meta:editing-cycles>6</meta:editing-cycles>
    <meta:generator>LibreOffice/6.3.3.2$Linux_X86_64 LibreOffice_project/30$Build-2</meta:generator>
    <meta:document-statistic meta:table-count="0" meta:image-count="0" meta:object-count="0" meta:page-count="2" meta:paragraph-count="22" meta:word-count="941" meta:character-count="4894" meta:non-whitespace-character-count="3967"/>
  </office:meta>
</office:document-meta>
</file>